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useo-Sans" svg:font-family="Museo-Sans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d585" officeooo:paragraph-rsid="001ed585"/>
    </style:style>
    <style:style style:name="P2" style:family="paragraph" style:parent-style-name="Standard">
      <style:text-properties officeooo:rsid="001fd7d8" officeooo:paragraph-rsid="001fd7d8"/>
    </style:style>
    <style:style style:name="P3" style:family="paragraph" style:parent-style-name="Standard">
      <style:text-properties officeooo:rsid="001fd7d8" officeooo:paragraph-rsid="00260768"/>
    </style:style>
    <style:style style:name="P4" style:family="paragraph" style:parent-style-name="Standard">
      <style:text-properties officeooo:paragraph-rsid="002088c6"/>
    </style:style>
    <style:style style:name="P5" style:family="paragraph" style:parent-style-name="Standard">
      <style:text-properties fo:color="#000000" style:font-name="Liberation Serif" fo:font-size="12pt" officeooo:rsid="002088c6" officeooo:paragraph-rsid="002088c6" style:font-size-asian="12pt" style:font-size-complex="12pt"/>
    </style:style>
    <style:style style:name="P6" style:family="paragraph" style:parent-style-name="Standard">
      <style:text-properties officeooo:rsid="00260768" officeooo:paragraph-rsid="00260768"/>
    </style:style>
    <style:style style:name="P7" style:family="paragraph" style:parent-style-name="Standard">
      <style:text-properties officeooo:rsid="00271daa" officeooo:paragraph-rsid="00271daa"/>
    </style:style>
    <style:style style:name="P8" style:family="paragraph" style:parent-style-name="Standard">
      <style:text-properties officeooo:paragraph-rsid="00271daa"/>
    </style:style>
    <style:style style:name="T1" style:family="text">
      <style:text-properties officeooo:rsid="001fd7d8"/>
    </style:style>
    <style:style style:name="T2" style:family="text">
      <style:text-properties officeooo:rsid="00205171"/>
    </style:style>
    <style:style style:name="T3" style:family="text">
      <style:text-properties officeooo:rsid="002088c6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2088c6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12299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223325" style:font-size-asian="12pt" style:font-size-complex="12pt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23c9ec" style:font-size-asian="12pt" style:font-size-complex="12pt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243428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60768" style:font-size-asian="12pt" style:font-size-complex="12pt"/>
    </style:style>
    <style:style style:name="T10" style:family="text">
      <style:text-properties fo:color="#000000" style:font-name="Liberation Serif" fo:font-size="12pt" officeooo:rsid="002088c6" style:font-size-asian="12pt" style:font-size-complex="12pt"/>
    </style:style>
    <style:style style:name="T11" style:family="text">
      <style:text-properties officeooo:rsid="00271daa"/>
    </style:style>
    <style:style style:name="T12" style:family="text">
      <style:text-properties officeooo:rsid="00275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 jogo aprEnDO além do aplicativo de celular tem um servidor para contabilizar dados do jogo.</text:p>
      <text:p text:style-name="P1">O servidor está hospedado no heroku utilizando uma contra free que esteve disponível durante a fase de teste dos alunos, apesar de gratuito comparado com a necessidade que era necessário deu para suprir todas as expectativas. Junto com a aplicação foi adicionado um plugin de banco de dados mongodb. Este banco armazenou em um documento os metadados do jogo. O mongodb é um add-on no mLab que permite integração com o heroku, <text:span text:style-name="T1">ele permite uma conta temporária com uma quantidade limitada de capacidade de dados, mas para o necessário que são apenas arquivo json</text:span>. <text:span text:style-name="T1">O único problema é que <text:s/>o mLab não indica utilizar a conta free para a produção por não produzir replicação, porém o banco estava sendo acompanhado muitas vezes por dia para coletar os dados recebidos dos alunos. </text:span></text:p>
      <text:p text:style-name="P3">O servidor foi escrito em node.js. O script index.js do servidor cria uma rota /estatísticas que é a utilizada pelos aplicativos para enviar a requisição POST. </text:p>
      <text:p text:style-name="P6"/>
      <text:p text:style-name="P8"><text:span text:style-name="T11">O servidor está hospedado no github do heroku, pelo CLI pode ser clonado em </text:span>heroku git:clone -a servidor-aprendo </text:p>
      <text:p text:style-name="P7">Para desenvolvimento foi utilizado uma única branch, que foi o necessário. Mais seriam criadas, caso fosse necessário. Tendo em vista que o servidor deveria estar pronto até o dia 10 de maio, que era o início da data de aplicação, <text:span text:style-name="T12">até esta data o servidor estava sendo desenvolvido e testado, o único problema que poderia ocorer seria não realizar os commits dos códigos adicionados e removidos. Assim que o servidor estivesse pronto, a expectativa era não precisar alterar mais código nele, apenas se o servidor quebrasse por algum caso inesperado, aí sim o servidor entraria no ar novamente e novas branchs de correção seriam criadas para não impedir o funcionamento do servidor. Porém como os logs do servidor estavam sendo acompanhados muitas vezes por dia durante o período de aplicação e o servidor não caiu nenhuma vez, não foi necessário criar branches adicionais. </text:span></text:p>
      <text:p text:style-name="P3"/>
      <text:p text:style-name="P3">Ao receber os dados <text:span text:style-name="T2">json enviados do aplicativo do celular para o servidor, o mesmo concatena todos os dados que chegam em uma variável apenas. Ao terminar a leitura dos dados de chegada eles são formatados é escrito uma resposta de sucesso verdadeiro, a função ‘lê histórico’ é chamada e a resposta é encerrada.</text:span></text:p>
      <text:p text:style-name="P2"/>
      <text:p text:style-name="P4"><text:span text:style-name="T3">A função ‘lê histórico’ recupera o documento existen</text:span><text:span text:style-name="T10">te no banco de dados </text:span><text:span text:style-name="T4">heroku_41w8651l </text:span><text:span text:style-name="T5">hospedado no mLab, </text:span><text:span text:style-name="T6">da coleção chamada histórico. A função analisa checa se a matrícula recebida pela requisição já havia alguma vez enviado estatísticas ou se é uma matrícula nova. Em caso de matrícula nova, uma nova linha é adicionada com chave primária a matrícula do aluno</text:span><text:span text:style-name="T9"> e salva no banco</text:span><text:span text:style-name="T6">. </text:span><text:span text:style-name="T7">Em caso de matrícula existente é iterado sobre classificação e resolução e todas suas fases </text:span><text:span text:style-name="T8">e incrementado a quantidade de vitórias a mais que foi concluído das fases no jogo </text:span><text:span text:style-name="T9">e em seguida o arquivo é atualizado no banco</text:span><text:span text:style-name="T8">.</text:span></text:p>
      <text:p text:style-name="P4"><text:span text:style-name="T8"/></text:p>
      <text:p text:style-name="P4"><text:span text:style-name="T6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useo-Sans" svg:font-family="Museo-Sans, 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06:18:33.392696197</meta:creation-date>
    <dc:date>2019-05-12T08:42:30.588760522</dc:date>
    <meta:editing-duration>PT30M34S</meta:editing-duration>
    <meta:editing-cycles>3</meta:editing-cycles>
    <meta:generator>LibreOffice/5.1.2.2$Linux_X86_64 LibreOffice_project/10m0$Build-2</meta:generator>
    <meta:document-statistic meta:table-count="0" meta:image-count="0" meta:object-count="0" meta:page-count="1" meta:paragraph-count="7" meta:word-count="490" meta:character-count="2929" meta:non-whitespace-character-count="2441"/>
  </office:meta>
</office:document-meta>
</file>